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1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5" style:family="paragraph" style:parent-style-name="Standard" style:list-style-name="WWNum1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6" style:family="paragraph" style:parent-style-name="Heading_20_2" style:master-page-name="Standard">
      <style:paragraph-properties fo:margin-top="0.25in" fo:margin-bottom="0.0555in" loext:contextual-spacing="false" fo:line-height="100%" fo:keep-together="auto" style:page-number="1" fo:keep-with-next="auto"/>
    </style:style>
    <style:style style:name="T1" style:family="text">
      <style:text-properties fo:font-size="17pt" fo:font-weight="bold" style:font-size-asian="17pt" style:font-weight-asian="bold" style:font-size-complex="17pt"/>
    </style:style>
    <style:style style:name="T2" style:family="text">
      <style:text-properties fo:font-weight="bold" style:font-weight-asian="bold"/>
    </style:style>
    <style:style style:name="T3" style:family="text">
      <style:text-properties fo:color="#188038" style:font-name="Roboto Mono" style:font-name-asian="Roboto Mono1" style:font-name-complex="Roboto Mono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6h03chiv59wh"/><text:span text:style-name="T1">High-Level Development Roadmap</text:span></text:p>
      <text:list xml:id="list1840776156" text:style-name="WWNum1">
        <text:list-item>
          <text:p text:style-name="P1"><text:span text:style-name="T2">Set Up the Development Environment</text:span></text:p>
          <text:list>
            <text:list-item>
              <text:p text:style-name="P3">Install necessary tools (compiler, Visual Studio Code, etc.).</text:p>
            </text:list-item>
            <text:list-item>
              <text:p text:style-name="P3">Configure Git &amp; GitHub repository.</text:p>
            </text:list-item>
            <text:list-item>
              <text:p text:style-name="P3">Verify C++ toolchain, extensions, and initial “Hello World” build.</text:p>
            </text:list-item>
          </text:list>
        </text:list-item>
        <text:list-item>
          <text:p text:style-name="P2"><text:span text:style-name="T2">Initialize Project Structure</text:span></text:p>
          <text:list>
            <text:list-item>
              <text:p text:style-name="P3">Create folders for <text:span text:style-name="T3">src</text:span>, <text:span text:style-name="T3">include</text:span>, <text:span text:style-name="T3">tests</text:span>, and <text:span text:style-name="T3">assets</text:span> (if needed for visuals).</text:p>
            </text:list-item>
            <text:list-item>
              <text:p text:style-name="P3">Prepare a basic CMake (or alternative build system) configuration.</text:p>
            </text:list-item>
            <text:list-item>
              <text:p text:style-name="P3">Set up a <text:span text:style-name="T3">.env</text:span> or configuration mechanism.</text:p>
            </text:list-item>
          </text:list>
        </text:list-item>
        <text:list-item>
          <text:p text:style-name="P2"><text:span text:style-name="T2">Implement Configuration System</text:span></text:p>
          <text:list>
            <text:list-item>
              <text:p text:style-name="P3">Create a class (e.g., <text:span text:style-name="T3">Config</text:span>) to load parameters from <text:span text:style-name="T3">.ini</text:span> or <text:span text:style-name="T3">.env</text:span> files.</text:p>
            </text:list-item>
            <text:list-item>
              <text:p text:style-name="P3">Add unit tests to ensure parameter reading works correctly.</text:p>
            </text:list-item>
          </text:list>
        </text:list-item>
        <text:list-item>
          <text:p text:style-name="P2"><text:span text:style-name="T2">Design and Implement Core Entity Classes</text:span></text:p>
          <text:list>
            <text:list-item>
              <text:p text:style-name="P3"><text:span text:style-name="T3">Entity</text:span> (abstract) and derived classes: <text:span text:style-name="T3">Plant</text:span>, <text:span text:style-name="T3">Prey</text:span>, <text:span text:style-name="T3">Predator</text:span>, <text:span text:style-name="T3">Food</text:span>.</text:p>
            </text:list-item>
            <text:list-item>
              <text:p text:style-name="P3">Define base methods (e.g., <text:span text:style-name="T3">update()</text:span>, <text:span text:style-name="T3">die()</text:span>, <text:span text:style-name="T3">getPosition()</text:span>).</text:p>
            </text:list-item>
            <text:list-item>
              <text:p text:style-name="P3">Include unit tests for core behaviors.</text:p>
            </text:list-item>
          </text:list>
        </text:list-item>
        <text:list-item>
          <text:p text:style-name="P2"><text:span text:style-name="T2">Implement the World</text:span></text:p>
          <text:list>
            <text:list-item>
              <text:p text:style-name="P3"><text:span text:style-name="T3">World</text:span> class to manage the <text:span text:style-name="T2">1000x1000 grid</text:span>, entity list, random placement.</text:p>
            </text:list-item>
            <text:list-item>
              <text:p text:style-name="P3">Functions for adding/removing entities, running a single simulation tick, collision checks, etc.</text:p>
            </text:list-item>
            <text:list-item>
              <text:p text:style-name="P3">Basic tests (integration tests) to confirm grid logic.</text:p>
            </text:list-item>
          </text:list>
        </text:list-item>
        <text:list-item>
          <text:p text:style-name="P2"><text:span text:style-name="T2">Implement Neural Network</text:span></text:p>
          <text:list>
            <text:list-item>
              <text:p text:style-name="P3">Basic feedforward MLP with a single hidden layer.</text:p>
            </text:list-item>
            <text:list-item>
              <text:p text:style-name="P3">Method to perform a forward pass, plus mutation for reproduction.</text:p>
            </text:list-item>
            <text:list-item>
              <text:p text:style-name="P3">Tests for network correctness (feedforward output, mutation results).</text:p>
            </text:list-item>
          </text:list>
        </text:list-item>
        <text:list-item>
          <text:p text:style-name="P2"><text:span text:style-name="T2">Simulation Loop and Entity Updates</text:span></text:p>
          <text:list>
            <text:list-item>
              <text:p text:style-name="P3"><text:soft-page-break/>Main loop that, each tick:</text:p>
              <text:list>
                <text:list-item>
                  <text:p text:style-name="P5">Builds a random entity list, updates each.</text:p>
                </text:list-item>
                <text:list-item>
                  <text:p text:style-name="P5">Handles deaths, food creation, reproduction.</text:p>
                </text:list-item>
                <text:list-item>
                  <text:p text:style-name="P5">Takes a “snapshot” for rendering.</text:p>
                </text:list-item>
              </text:list>
            </text:list-item>
            <text:list-item>
              <text:p text:style-name="P3">Add tests for update logic (smaller scale tests).</text:p>
            </text:list-item>
          </text:list>
        </text:list-item>
        <text:list-item>
          <text:p text:style-name="P2"><text:span text:style-name="T2">Rendering &amp; User Interface</text:span></text:p>
          <text:list>
            <text:list-item>
              <text:p text:style-name="P3">Set up a 2D grid rendering (using SDL2, SFML, or similar).</text:p>
            </text:list-item>
            <text:list-item>
              <text:p text:style-name="P3">Target ~60 FPS.</text:p>
            </text:list-item>
            <text:list-item>
              <text:p text:style-name="P3">Implement <text:span text:style-name="T2">Pause</text:span> functionality and basic mouse interaction.</text:p>
            </text:list-item>
            <text:list-item>
              <text:p text:style-name="P3">Possibly an overlay for population graphs.</text:p>
            </text:list-item>
          </text:list>
        </text:list-item>
        <text:list-item>
          <text:p text:style-name="P2"><text:span text:style-name="T2">Pause &amp; Inspection Features</text:span></text:p>
          <text:list>
            <text:list-item>
              <text:p text:style-name="P3">On pause, clicking an entity to display or dump its neural network and status.</text:p>
            </text:list-item>
            <text:list-item>
              <text:p text:style-name="P3">Unit testing might be more integration-level here (checking if UI events work as expected).</text:p>
            </text:list-item>
          </text:list>
        </text:list-item>
        <text:list-item>
          <text:p text:style-name="P2"><text:span text:style-name="T2">Performance Tuning &amp; Large-Scale Testing</text:span></text:p>
          <text:list>
            <text:list-item>
              <text:p text:style-name="P3">Optimize for 1000x1000 grid, thousands of entities.</text:p>
            </text:list-item>
            <text:list-item>
              <text:p text:style-name="P3">Consider data structures, GPU offloading (future).</text:p>
            </text:list-item>
            <text:list-item>
              <text:p text:style-name="P3">Stress tests to ensure stable 60 FPS where possible.</text:p>
            </text:list-item>
          </text:list>
        </text:list-item>
        <text:list-item>
          <text:p text:style-name="P2"><text:span text:style-name="T2">Final Checks &amp; Deployment</text:span></text:p>
          <text:list>
            <text:list-item>
              <text:p text:style-name="P3">Documentation, final packaging.</text:p>
            </text:list-item>
            <text:list-item>
              <text:p text:style-name="P4">Possibly provide a compiled <text:span text:style-name="T3">.exe</text:span> or instructions to build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5" meta:word-count="362" meta:character-count="2236" meta:non-whitespace-character-count="1963"/>
    <meta:generator>LibreOfficeDev/6.0.5.2$Linux_X86_64 LibreOffice_project/</meta:generator>
  </office:meta>
</office:document-meta>
</file>